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ions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name</text:p>
          </table:table-cell>
          <table:table-cell/>
          <table:table-cell office:value-type="string" calcext:value-type="string">
            <text:p>50 Total Stations (with room for infill)</text:p>
          </table:table-cell>
        </table:table-row>
        <table:table-row table:style-name="ro1">
          <table:table-cell office:value-type="string" calcext:value-type="string">
            <text:p>Monterey Caltrain Station (Sand C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ide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rey Downt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r's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house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lomar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U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yard (old Fort Ord building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io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 Memo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way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m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 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l B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Sur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Frank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 Gr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Mile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lomar Du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 Garr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ck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as E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as Air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Street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as No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el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ienda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ulte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Carmel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l Valley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 Carmel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ng Transit Center</text:p>
          </table:table-cell>
          <table:table-cell table:number-columns-repeated="2"/>
        </table:table-row>
      </table:table>
      <table:table table:name="Blue Line" table:style-name="ta1"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ength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2.251" calcext:value-type="float">
            <text:p>12.251</text:p>
          </table:table-cell>
          <table:table-cell office:value-type="string" calcext:value-type="string">
            <text:p>Pacific Grove Loop</text:p>
          </table:table-cell>
        </table:table-row>
        <table:table-row table:style-name="ro1">
          <table:table-cell office:value-type="float" office:value="4.983" calcext:value-type="float">
            <text:p>4.983</text:p>
          </table:table-cell>
          <table:table-cell office:value-type="string" calcext:value-type="string">
            <text:p>CSUMB to Sand City</text:p>
          </table:table-cell>
        </table:table-row>
        <table:table-row table:style-name="ro1">
          <table:table-cell office:value-type="float" office:value="5.308" calcext:value-type="float">
            <text:p>5.308</text:p>
          </table:table-cell>
          <table:table-cell office:value-type="string" calcext:value-type="string">
            <text:p>Marina to CSUMB</text:p>
          </table:table-cell>
        </table:table-row>
        <table:table-row table:style-name="ro1">
          <table:table-cell office:value-type="float" office:value="6.613" calcext:value-type="float">
            <text:p>6.613</text:p>
          </table:table-cell>
          <table:table-cell office:value-type="string" calcext:value-type="string">
            <text:p>Sand City to Montere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5])" office:value-type="float" office:value="29.155" calcext:value-type="float">
            <text:p>29.155</text:p>
          </table:table-cell>
          <table:table-cell/>
        </table:table-row>
      </table:table>
      <table:table table:name="Red Line" table:style-name="ta1"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ength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2.251" calcext:value-type="float">
            <text:p>12.251</text:p>
          </table:table-cell>
          <table:table-cell office:value-type="string" calcext:value-type="string">
            <text:p>Pacific Grove Loop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string" calcext:value-type="string">
            <text:p>CSUMB to Seaside</text:p>
          </table:table-cell>
        </table:table-row>
        <table:table-row table:style-name="ro1">
          <table:table-cell office:value-type="float" office:value="9.209" calcext:value-type="float">
            <text:p>9.209</text:p>
          </table:table-cell>
          <table:table-cell office:value-type="string" calcext:value-type="string">
            <text:p>Seaside to Monterey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string" calcext:value-type="string">
            <text:p>Loop Infi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5])" office:value-type="float" office:value="26.992" calcext:value-type="float">
            <text:p>26.992</text:p>
          </table:table-cell>
          <table:table-cell/>
        </table:table-row>
      </table:table>
      <table:table table:name="Green Line" table:style-name="ta1"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ength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formula="of:=1.833 + 1.57 + 1.471 + 1.186 + 1.107 + 1.03" office:value-type="float" office:value="8.197" calcext:value-type="float">
            <text:p>8.197</text:p>
          </table:table-cell>
          <table:table-cell office:value-type="string" calcext:value-type="string">
            <text:p>Monterey to Carmel</text:p>
          </table:table-cell>
        </table:table-row>
        <table:table-row table:style-name="ro1">
          <table:table-cell table:formula="of:=10.469 + 6.557" office:value-type="float" office:value="17.026" calcext:value-type="float">
            <text:p>17.026</text:p>
          </table:table-cell>
          <table:table-cell office:value-type="string" calcext:value-type="string">
            <text:p>CSUMB to Salinas</text:p>
          </table:table-cell>
        </table:table-row>
        <table:table-row table:style-name="ro1">
          <table:table-cell table:formula="of:=8.029 + 4.769 + 3.84 + 3.523 + 3.459" office:value-type="float" office:value="23.62" calcext:value-type="float">
            <text:p>23.62</text:p>
          </table:table-cell>
          <table:table-cell office:value-type="string" calcext:value-type="string">
            <text:p>Carmel Valley Extension</text:p>
          </table:table-cell>
        </table:table-row>
        <table:table-row table:style-name="ro1">
          <table:table-cell table:formula="of:=6.611 + 6.32 + 6.016 + 1.429 + 0.306" office:value-type="float" office:value="20.682" calcext:value-type="float">
            <text:p>20.682</text:p>
          </table:table-cell>
          <table:table-cell office:value-type="string" calcext:value-type="string">
            <text:p>Salinas Loo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5])" office:value-type="float" office:value="69.525" calcext:value-type="float">
            <text:p>69.525</text:p>
          </table:table-cell>
          <table:table-cell/>
        </table:table-row>
      </table:table>
      <table:table table:name="Buildout Plan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ep 1: Convert SURF! Busway/BRT into a proper light rail. Build a rail terminal/storage area near CSUMB. This will be the blue li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.308" calcext:value-type="float">
            <text:p>5.308</text:p>
          </table:table-cell>
          <table:table-cell office:value-type="string" calcext:value-type="string">
            <text:p>Marina to CSUMB</text:p>
          </table:table-cell>
        </table:table-row>
        <table:table-row table:style-name="ro1">
          <table:table-cell office:value-type="float" office:value="6.613" calcext:value-type="float">
            <text:p>6.613</text:p>
          </table:table-cell>
          <table:table-cell office:value-type="string" calcext:value-type="string">
            <text:p>Sand City to Montere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3:.A4])" office:value-type="float" office:value="11.921" calcext:value-type="float">
            <text:p>11.921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This initial 12 Kilometers will allow the project to get off the ground with everything in its favor: converting BRT to Light Rail is the *global* standard, as the right of way is already clear and figured ou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ep 2: Extend Blue Line through Seaside into Monterey. By this point we want a Caltrain (or similar) connection to the Bay Area coming directly into either Marina or Sand City on the old rail spu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.983" calcext:value-type="float">
            <text:p>4.983</text:p>
          </table:table-cell>
          <table:table-cell office:value-type="string" calcext:value-type="string">
            <text:p>CSUMB to Sand C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will be another 5 kilometer addition. Relatively smaller than the first bit, but we’re going through more city here so it’ll take more work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.251" calcext:value-type="float">
            <text:p>12.251</text:p>
          </table:table-cell>
          <table:table-cell office:value-type="string" calcext:value-type="string">
            <text:p>Pacific Grove Loo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third addition will be the Pacific Grove Loop. This will nearly double the network, but add a ton of stations and capacity through populated areas.</text:p>
          </table:table-cell>
          <table:table-cell/>
        </table:table-row>
      </table:table>
      <table:table table:name="Plauen, DE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Line </text:p>
          </table:table-cell>
          <table:table-cell table:style-name="ce2" office:value-type="string" calcext:value-type="string">
            <text:p>Length </text:p>
          </table:table-cell>
          <table:table-cell table:style-name="ce2" office:value-type="string" calcext:value-type="string">
            <text:p>Journey time 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string" calcext:value-type="string">
            <text:p>18–20 Minuten </text:p>
          </table:table-cell>
          <table:table-cell table:number-columns-repeated="3"/>
          <table:table-cell table:style-name="ce3"/>
          <table:table-cell table:style-name="ce1"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string" calcext:value-type="string">
            <text:p>21–23 Minuten </text:p>
          </table:table-cell>
          <table:table-cell table:number-columns-repeated="3"/>
          <table:table-cell table:style-name="ce3"/>
          <table:table-cell table:style-name="ce1"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string" calcext:value-type="string">
            <text:p>22–24 Minuten </text:p>
          </table:table-cell>
          <table:table-cell table:number-columns-repeated="3"/>
          <table:table-cell table:style-name="ce3"/>
          <table:table-cell table:style-name="ce1"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string" calcext:value-type="string">
            <text:p>19–21 Minuten </text:p>
          </table:table-cell>
          <table:table-cell table:number-columns-repeated="3"/>
          <table:table-cell table:style-name="ce3"/>
          <table:table-cell table:style-name="ce1"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string" calcext:value-type="string">
            <text:p>19–21 Minuten </text:p>
          </table:table-cell>
          <table:table-cell table:number-columns-repeated="3"/>
          <table:table-cell table:style-name="ce3"/>
          <table:table-cell table:style-name="ce1"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string" calcext:value-type="string">
            <text:p>26–27 Minuten</text:p>
          </table:table-cell>
          <table:table-cell table:number-columns-repeated="3"/>
          <table:table-cell table:style-name="ce3"/>
          <table:table-cell table:style-name="ce1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2:.B7])" office:value-type="float" office:value="35.8" calcext:value-type="float">
            <text:p>35.8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lauen Population: 64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insula + Carmel: 80,00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80,000 / 64,000 = </text:p>
          </table:table-cell>
          <table:table-cell table:formula="of:=80000/64000" office:value-type="float" office:value="1.25" calcext:value-type="float">
            <text:p>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.25 times 35.8 = </text:p>
          </table:table-cell>
          <table:table-cell table:formula="of:=[.B9]*[.B16]" office:value-type="float" office:value="44.75" calcext:value-type="float">
            <text:p>44.75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 our greater population we should be able to justify at least this mu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ulation will also continue to grow (and needs to! Climate Refugees need a well regulated climate to move to! Coastal California is perfect for this!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7:21:50.357091767</meta:creation-date>
    <meta:editing-duration>PT2M27S</meta:editing-duration>
    <meta:editing-cycles>2</meta:editing-cycles>
    <meta:generator>LibreOffice/7.4.0.3$Linux_X86_64 LibreOffice_project/40$Build-3</meta:generator>
    <dc:date>2022-09-05T17:56:26.416241311</dc:date>
    <meta:document-statistic meta:table-count="6" meta:cell-count="132" meta:object-count="0"/>
  </office:meta>
</office:document-meta>
</file>